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cument 2 </text:p>
      <text:p text:style-name="Standard"/>
      <text:p text:style-name="Standard">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
      <text:p text:style-name="Standard">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Standard"/>
      <text:p text:style-name="Standard">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6T09:08:31</meta:creation-date>
    <dc:date>2014-03-06T09:12:38</dc:date>
    <meta:editing-duration>P0D</meta:editing-duration>
    <meta:editing-cycles>1</meta:editing-cycles>
    <meta:generator>LibreOffice/3.5$Linux_x86 LibreOffice_project/350m1$Build-2</meta:generator>
    <meta:document-statistic meta:table-count="0" meta:image-count="0" meta:object-count="0" meta:page-count="1" meta:paragraph-count="4" meta:word-count="320" meta:character-count="2166" meta:non-whitespace-character-count="1849"/>
  </office:meta>
</office:document-meta>
</file>